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6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2.7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2.3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85cm" fo:min-width="0.6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528cm" fo:min-width="0.278cm" fo:padding-top="0.145cm" fo:padding-bottom="0.145cm" fo:padding-left="0.27cm" fo:padding-right="0.2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45cm" fo:min-width="0.6cm"/>
      <style:paragraph-properties style:writing-mode="lr-tb"/>
    </style:style>
    <style:style style:name="gr9" style:family="graphic" style:parent-style-name="objectwithoutfill">
      <style:graphic-properties svg:stroke-width="0.04cm" svg:stroke-color="#000000" draw:marker-start-width="0.26cm" draw:marker-end="Arrow" draw:marker-end-width="0.2cm" draw:fill="solid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Insertion sor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" draw:text-style-name="P3" draw:layer="layout" svg:width="1.1cm" svg:height="1.1cm" svg:x="6.4cm" svg:y="5.2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5.2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5.2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5.2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5.2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5.2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6.5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6.5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6.5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6.5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6.5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6.5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7.8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7.8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7.8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7.8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7.8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7.8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9.1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9.1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9.1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9.1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9.1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9.1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6.4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7.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8.6cm" svg:y="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10.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10.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10.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10.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10.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10.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9.7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10.8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11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11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11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11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11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11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ubble sor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2" draw:text-style-name="P3" draw:layer="layout" svg:width="1.1cm" svg:height="1.1cm" svg:x="18.2cm" svg:y="2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2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2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2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2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2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18.2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8.2cm" svg:y="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8.2cm" svg:y="5.3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5.3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5.3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5.3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5.3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5.3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19.3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20.4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8.2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6.6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1cm" svg:height="1.1cm" svg:x="2.8cm" svg:y="2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2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2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2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2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2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5.3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5.3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5.3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5.3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5.3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5.3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6.6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2.8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3.9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7.9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7.9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7.9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7.9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7.9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7.9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6.1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7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9.2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9.2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9.2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9.2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9.2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9.2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1.1cm" svg:height="1.1cm" svg:x="10.5cm" svg:y="4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4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4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4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4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4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2.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2.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2.7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2.7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2.7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2.7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5.3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5.3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5.3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5.3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5.3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5.3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1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0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2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7.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7.9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7.9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7.9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7.9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7.9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6.6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6.6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6.6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6.6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6.6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6.6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1cm" svg:x="4.45cm" svg:y="1.4cm">
          <text:p text:style-name="P2">iteration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1cm" svg:x="12.15cm" svg:y="1.4cm">
          <text:p text:style-name="P2">iteration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1cm" svg:x="19.85cm" svg:y="1.4cm">
          <text:p text:style-name="P2">iteration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9cm" svg:height="1.1cm" svg:x="21.4cm" svg:y="7.7cm">
          <text:p text:style-name="P2">success!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Quicksor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3" draw:layer="layout" svg:width="1.1cm" svg:height="1.1cm" svg:x="6.2cm" svg:y="3.8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7.4cm" svg:y="3.8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8.6cm" svg:y="3.8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9.8cm" svg:y="3.8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cm" svg:y="3.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2cm" svg:y="3.8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4cm" svg:y="3.8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6cm" svg:y="3.8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5.8cm" svg:y="3.8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7cm" svg:y="3.8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6.2cm" svg:y="6.1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7.4cm" svg:y="6.1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8.6cm" svg:y="6.1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9.8cm" svg:y="6.1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cm" svg:y="6.1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2cm" svg:y="6.1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4cm" svg:y="6.1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6cm" svg:y="6.1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5.8cm" svg:y="6.1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7cm" svg:y="6.1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1cm" svg:height="1.1cm" svg:x="6.2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cm" svg:height="0.7cm" svg:x="7.4cm" svg:y="7.6cm">
          <text:p text:style-name="P2">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7.95cm" svg:y1="7.541cm" svg:x2="7.948cm" svg:y2="7.045cm" svg:d="M7950 7541l-2-496" svg:viewBox="0 0 3 497">
          <text:p/>
        </draw:connector>
        <draw:custom-shape draw:style-name="gr8" draw:text-style-name="P3" draw:layer="layout" svg:width="1.1cm" svg:height="0.7cm" svg:x="17cm" svg:y="7.601cm">
          <text:p text:style-name="P2">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17.55cm" svg:y1="7.542cm" svg:x2="17.548cm" svg:y2="7.046cm" svg:d="M17550 7542l-2-496" svg:viewBox="0 0 3 49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8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2T20:05:58.191000000</dc:date>
    <meta:editing-duration>P2DT5H51M</meta:editing-duration>
    <meta:editing-cycles>117</meta:editing-cycles>
    <meta:generator>LibreOffice/6.4.5.2$Windows_X86_64 LibreOffice_project/a726b36747cf2001e06b58ad5db1aa3a9a1872d6</meta:generator>
    <meta:document-statistic meta:object-count="178"/>
  </office:meta>
</office:document-meta>
</file>